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635cm" fo:margin-bottom="0.423cm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2" style:family="paragraph" style:parent-style-name="Heading_20_3">
      <style:paragraph-properties fo:margin-left="0cm" fo:margin-right="0cm" fo:margin-top="0.635cm" fo:margin-bottom="0.423cm" fo:line-height="125%" fo:orphans="2" fo:widows="2" fo:text-indent="0cm" style:auto-text-indent="false"/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P3" style:family="paragraph" style:parent-style-name="Heading_20_3">
      <style:paragraph-properties fo:margin-left="0cm" fo:margin-right="0cm" fo:margin-top="0cm" fo:margin-bottom="0cm" fo:line-height="125%" fo:orphans="2" fo:widows="2" fo:text-indent="0cm" style:auto-text-indent="false"/>
    </style:style>
    <style:style style:name="P4" style:family="paragraph" style:parent-style-name="Heading_20_2">
      <style:paragraph-properties fo:margin-left="0cm" fo:margin-right="0cm" fo:margin-top="0.635cm" fo:margin-bottom="0.423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02cm solid #eaecef"/>
      <style:text-properties fo:font-variant="normal" fo:text-transform="none" fo:color="#24292e" style:font-name="apple-system" fo:letter-spacing="normal" fo:font-style="normal" fo:font-weight="bold"/>
    </style:style>
    <style:style style:name="P5" style:family="paragraph" style:parent-style-name="Heading_20_2">
      <style:paragraph-properties fo:margin-left="0cm" fo:margin-right="0cm" fo:margin-top="0.635cm" fo:margin-bottom="0.423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02cm solid #eaecef"/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P6" style:family="paragraph" style:parent-style-name="Heading_20_1">
      <style:text-properties fo:font-variant="normal" fo:text-transform="none" fo:color="#24292e" style:font-name="apple-system" fo:font-size="16pt" fo:letter-spacing="normal" fo:font-style="normal" fo:font-weight="bold" style:font-size-asian="16pt" style:font-size-complex="16pt"/>
    </style:style>
    <style:style style:name="P7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8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P9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</style:style>
    <style:style style:name="P10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11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2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P13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font-size="11pt" fo:letter-spacing="normal" style:font-size-asian="11pt" style:font-size-complex="11pt"/>
    </style:style>
    <style:style style:name="P14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032f62" fo:font-size="11pt" fo:letter-spacing="normal" style:font-size-asian="11pt" style:font-size-complex="11pt"/>
    </style:style>
    <style:style style:name="P15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6a737d" style:font-name="SFMono-Regular" fo:font-size="11pt" fo:letter-spacing="normal" fo:font-style="normal" fo:font-weight="normal" style:font-size-asian="11pt" style:font-size-complex="11pt"/>
    </style:style>
    <style:style style:name="P16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</style:style>
    <style:style style:name="P17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size="11pt" style:font-size-asian="11pt" style:font-size-complex="11pt"/>
    </style:style>
    <style:style style:name="P18" style:family="paragraph" style:parent-style-name="Heading_20_4">
      <style:paragraph-properties fo:margin-left="0cm" fo:margin-right="0cm" fo:margin-top="0.635cm" fo:margin-bottom="0.423cm" fo:line-height="125%" fo:orphans="2" fo:widows="2" fo:text-indent="0cm" style:auto-text-indent="false"/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P19" style:family="paragraph" style:parent-style-name="Text_20_body">
      <style:text-properties fo:font-size="11pt" style:font-size-asian="11pt" style:font-size-complex="11pt"/>
    </style:style>
    <style:style style:name="P20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22" style:family="paragraph" style:parent-style-name="Text_20_body">
      <style:paragraph-properties fo:margin-left="0cm" fo:margin-right="0cm" fo:margin-top="0cm" fo:margin-bottom="0.423cm" fo:orphans="2" fo:widows="2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24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/>
    </style:style>
    <style:style style:name="P25" style:family="paragraph" style:parent-style-name="Text_20_body" style:list-style-name="L4">
      <style:paragraph-properties fo:margin-left="0cm" fo:margin-right="0cm" fo:margin-top="0cm" fo:margin-bottom="0cm" fo:orphans="2" fo:widows="2" fo:text-indent="0cm" style:auto-text-indent="false"/>
    </style:style>
    <style:style style:name="P26" style:family="paragraph" style:parent-style-name="Text_20_body" style:list-style-name="L5">
      <style:paragraph-properties fo:margin-left="0cm" fo:margin-right="0cm" fo:margin-top="0cm" fo:margin-bottom="0cm" fo:orphans="2" fo:widows="2" fo:text-indent="0cm" style:auto-text-indent="false"/>
    </style:style>
    <style:style style:name="P27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/>
    </style:style>
    <style:style style:name="P28" style:family="paragraph" style:parent-style-name="Text_20_body" style:list-style-name="L7">
      <style:paragraph-properties fo:margin-left="0cm" fo:margin-right="0cm" fo:margin-top="0cm" fo:margin-bottom="0cm" fo:orphans="2" fo:widows="2" fo:text-indent="0cm" style:auto-text-indent="false"/>
    </style:style>
    <style:style style:name="P29" style:family="paragraph" style:parent-style-name="Text_20_body" style:list-style-name="L8">
      <style:paragraph-properties fo:margin-left="0cm" fo:margin-right="0cm" fo:margin-top="0cm" fo:margin-bottom="0cm" fo:orphans="2" fo:widows="2" fo:text-indent="0cm" style:auto-text-indent="false"/>
    </style:style>
    <style:style style:name="P30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/>
    </style:style>
    <style:style style:name="P31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/>
    </style:style>
    <style:style style:name="P32" style:family="paragraph" style:parent-style-name="Text_20_body" style:list-style-name="L12">
      <style:paragraph-properties fo:margin-left="0cm" fo:margin-right="0cm" fo:margin-top="0cm" fo:margin-bottom="0cm" fo:orphans="2" fo:widows="2" fo:text-indent="0cm" style:auto-text-indent="false"/>
    </style:style>
    <style:style style:name="P33" style:family="paragraph" style:parent-style-name="Text_20_body" style:list-style-name="L13">
      <style:paragraph-properties fo:margin-left="0cm" fo:margin-right="0cm" fo:margin-top="0cm" fo:margin-bottom="0cm" fo:orphans="2" fo:widows="2" fo:text-indent="0cm" style:auto-text-indent="false"/>
    </style:style>
    <style:style style:name="P34" style:family="paragraph" style:parent-style-name="Text_20_body" style:list-style-name="L14">
      <style:paragraph-properties fo:margin-left="0cm" fo:margin-right="0cm" fo:margin-top="0cm" fo:margin-bottom="0cm" fo:orphans="2" fo:widows="2" fo:text-indent="0cm" style:auto-text-indent="false"/>
    </style:style>
    <style:style style:name="P35" style:family="paragraph" style:parent-style-name="Text_20_body" style:list-style-name="L16">
      <style:paragraph-properties fo:margin-left="0cm" fo:margin-right="0cm" fo:margin-top="0cm" fo:margin-bottom="0cm" fo:orphans="2" fo:widows="2" fo:text-indent="0cm" style:auto-text-indent="false"/>
    </style:style>
    <style:style style:name="P36" style:family="paragraph" style:parent-style-name="Text_20_body" style:list-style-name="L18">
      <style:paragraph-properties fo:margin-left="0cm" fo:margin-right="0cm" fo:margin-top="0cm" fo:margin-bottom="0cm" fo:orphans="2" fo:widows="2" fo:text-indent="0cm" style:auto-text-indent="false"/>
    </style:style>
    <style:style style:name="P37" style:family="paragraph" style:parent-style-name="Text_20_body" style:list-style-name="L19">
      <style:paragraph-properties fo:margin-left="0cm" fo:margin-right="0cm" fo:margin-top="0cm" fo:margin-bottom="0cm" fo:orphans="2" fo:widows="2" fo:text-indent="0cm" style:auto-text-indent="false"/>
    </style:style>
    <style:style style:name="P38" style:family="paragraph" style:parent-style-name="Text_20_body" style:list-style-name="L20">
      <style:paragraph-properties fo:margin-left="0cm" fo:margin-right="0cm" fo:margin-top="0cm" fo:margin-bottom="0cm" fo:orphans="2" fo:widows="2" fo:text-indent="0cm" style:auto-text-indent="false"/>
    </style:style>
    <style:style style:name="P39" style:family="paragraph" style:parent-style-name="Text_20_body" style:list-style-name="L23">
      <style:paragraph-properties fo:margin-left="0cm" fo:margin-right="0cm" fo:margin-top="0cm" fo:margin-bottom="0cm" fo:orphans="2" fo:widows="2" fo:text-indent="0cm" style:auto-text-indent="false"/>
    </style:style>
    <style:style style:name="P40" style:family="paragraph" style:parent-style-name="Text_20_body" style:list-style-name="L26">
      <style:paragraph-properties fo:margin-left="0cm" fo:margin-right="0cm" fo:margin-top="0cm" fo:margin-bottom="0cm" fo:orphans="2" fo:widows="2" fo:text-indent="0cm" style:auto-text-indent="false"/>
    </style:style>
    <style:style style:name="P41" style:family="paragraph" style:parent-style-name="Text_20_body" style:list-style-name="L27">
      <style:paragraph-properties fo:margin-left="0cm" fo:margin-right="0cm" fo:margin-top="0cm" fo:margin-bottom="0cm" fo:orphans="2" fo:widows="2" fo:text-indent="0cm" style:auto-text-indent="false"/>
    </style:style>
    <style:style style:name="P42" style:family="paragraph" style:parent-style-name="Text_20_body" style:list-style-name="L29">
      <style:paragraph-properties fo:margin-left="0cm" fo:margin-right="0cm" fo:margin-top="0cm" fo:margin-bottom="0cm" fo:orphans="2" fo:widows="2" fo:text-indent="0cm" style:auto-text-indent="false"/>
    </style:style>
    <style:style style:name="P43" style:family="paragraph" style:parent-style-name="Text_20_body" style:list-style-name="L30">
      <style:paragraph-properties fo:margin-left="0cm" fo:margin-right="0cm" fo:margin-top="0cm" fo:margin-bottom="0cm" fo:orphans="2" fo:widows="2" fo:text-indent="0cm" style:auto-text-indent="false"/>
    </style:style>
    <style:style style:name="P44" style:family="paragraph" style:parent-style-name="Text_20_body" style:list-style-name="L31">
      <style:paragraph-properties fo:margin-left="0cm" fo:margin-right="0cm" fo:margin-top="0cm" fo:margin-bottom="0cm" fo:orphans="2" fo:widows="2" fo:text-indent="0cm" style:auto-text-indent="false"/>
    </style:style>
    <style:style style:name="P45" style:family="paragraph" style:parent-style-name="Text_20_body" style:list-style-name="L32">
      <style:paragraph-properties fo:margin-left="0cm" fo:margin-right="0cm" fo:margin-top="0cm" fo:margin-bottom="0cm" fo:orphans="2" fo:widows="2" fo:text-indent="0cm" style:auto-text-indent="false"/>
    </style:style>
    <style:style style:name="P46" style:family="paragraph" style:parent-style-name="Text_20_body" style:list-style-name="L33">
      <style:paragraph-properties fo:margin-left="0cm" fo:margin-right="0cm" fo:margin-top="0cm" fo:margin-bottom="0cm" fo:orphans="2" fo:widows="2" fo:text-indent="0cm" style:auto-text-indent="false"/>
    </style:style>
    <style:style style:name="P47" style:family="paragraph" style:parent-style-name="Text_20_body" style:list-style-name="L34">
      <style:paragraph-properties fo:margin-left="0cm" fo:margin-right="0cm" fo:margin-top="0cm" fo:margin-bottom="0cm" fo:orphans="2" fo:widows="2" fo:text-indent="0cm" style:auto-text-indent="false"/>
    </style:style>
    <style:style style:name="P48" style:family="paragraph" style:parent-style-name="Text_20_body" style:list-style-name="L36">
      <style:paragraph-properties fo:margin-left="0cm" fo:margin-right="0cm" fo:margin-top="0cm" fo:margin-bottom="0cm" fo:orphans="2" fo:widows="2" fo:text-indent="0cm" style:auto-text-indent="false"/>
    </style:style>
    <style:style style:name="P49" style:family="paragraph" style:parent-style-name="Text_20_body" style:list-style-name="L37">
      <style:paragraph-properties fo:margin-left="0cm" fo:margin-right="0cm" fo:margin-top="0cm" fo:margin-bottom="0cm" fo:orphans="2" fo:widows="2" fo:text-indent="0cm" style:auto-text-indent="false"/>
    </style:style>
    <style:style style:name="P50" style:family="paragraph" style:parent-style-name="Text_20_body" style:list-style-name="L38">
      <style:paragraph-properties fo:margin-left="0cm" fo:margin-right="0cm" fo:margin-top="0cm" fo:margin-bottom="0cm" fo:orphans="2" fo:widows="2" fo:text-indent="0cm" style:auto-text-indent="false"/>
    </style:style>
    <style:style style:name="P51" style:family="paragraph" style:parent-style-name="Text_20_body" style:list-style-name="L39">
      <style:paragraph-properties fo:margin-left="0cm" fo:margin-right="0cm" fo:margin-top="0cm" fo:margin-bottom="0cm" fo:orphans="2" fo:widows="2" fo:text-indent="0cm" style:auto-text-indent="false"/>
    </style:style>
    <style:style style:name="P52" style:family="paragraph" style:parent-style-name="Text_20_body" style:list-style-name="L40">
      <style:paragraph-properties fo:margin-left="0cm" fo:margin-right="0cm" fo:margin-top="0cm" fo:margin-bottom="0cm" fo:orphans="2" fo:widows="2" fo:text-indent="0cm" style:auto-text-indent="false"/>
    </style:style>
    <style:style style:name="P53" style:family="paragraph" style:parent-style-name="Text_20_body" style:list-style-name="L42">
      <style:paragraph-properties fo:margin-left="0cm" fo:margin-right="0cm" fo:margin-top="0cm" fo:margin-bottom="0cm" fo:orphans="2" fo:widows="2" fo:text-indent="0cm" style:auto-text-indent="false"/>
    </style:style>
    <style:style style:name="P54" style:family="paragraph" style:parent-style-name="Text_20_body" style:list-style-name="L43">
      <style:paragraph-properties fo:margin-left="0cm" fo:margin-right="0cm" fo:margin-top="0cm" fo:margin-bottom="0cm" fo:orphans="2" fo:widows="2" fo:text-indent="0cm" style:auto-text-indent="false"/>
    </style:style>
    <style:style style:name="P55" style:family="paragraph" style:parent-style-name="Text_20_body" style:list-style-name="L45">
      <style:paragraph-properties fo:margin-left="0cm" fo:margin-right="0cm" fo:margin-top="0cm" fo:margin-bottom="0cm" fo:orphans="2" fo:widows="2" fo:text-indent="0cm" style:auto-text-indent="false"/>
    </style:style>
    <style:style style:name="P56" style:family="paragraph" style:parent-style-name="Text_20_body" style:list-style-name="L47">
      <style:paragraph-properties fo:margin-left="0cm" fo:margin-right="0cm" fo:margin-top="0cm" fo:margin-bottom="0cm" fo:orphans="2" fo:widows="2" fo:text-indent="0cm" style:auto-text-indent="false"/>
    </style:style>
    <style:style style:name="P57" style:family="paragraph" style:parent-style-name="Text_20_body" style:list-style-name="L48">
      <style:paragraph-properties fo:margin-left="0cm" fo:margin-right="0cm" fo:margin-top="0cm" fo:margin-bottom="0cm" fo:orphans="2" fo:widows="2" fo:text-indent="0cm" style:auto-text-indent="false"/>
    </style:style>
    <style:style style:name="P58" style:family="paragraph" style:parent-style-name="Text_20_body" style:list-style-name="L49">
      <style:paragraph-properties fo:margin-left="0cm" fo:margin-right="0cm" fo:margin-top="0cm" fo:margin-bottom="0cm" fo:orphans="2" fo:widows="2" fo:text-indent="0cm" style:auto-text-indent="false"/>
    </style:style>
    <style:style style:name="P59" style:family="paragraph" style:parent-style-name="Text_20_body" style:list-style-name="L52">
      <style:paragraph-properties fo:margin-left="0cm" fo:margin-right="0cm" fo:margin-top="0cm" fo:margin-bottom="0cm" fo:orphans="2" fo:widows="2" fo:text-indent="0cm" style:auto-text-indent="false"/>
    </style:style>
    <style:style style:name="P60" style:family="paragraph" style:parent-style-name="Text_20_body" style:list-style-name="L53">
      <style:paragraph-properties fo:margin-left="0cm" fo:margin-right="0cm" fo:margin-top="0cm" fo:margin-bottom="0cm" fo:orphans="2" fo:widows="2" fo:text-indent="0cm" style:auto-text-indent="false"/>
    </style:style>
    <style:style style:name="P61" style:family="paragraph" style:parent-style-name="Text_20_body" style:list-style-name="L54">
      <style:paragraph-properties fo:margin-left="0cm" fo:margin-right="0cm" fo:margin-top="0cm" fo:margin-bottom="0cm" fo:orphans="2" fo:widows="2" fo:text-indent="0cm" style:auto-text-indent="false"/>
    </style:style>
    <style:style style:name="P62" style:family="paragraph" style:parent-style-name="Text_20_body" style:list-style-name="L55">
      <style:paragraph-properties fo:margin-left="0cm" fo:margin-right="0cm" fo:margin-top="0cm" fo:margin-bottom="0cm" fo:orphans="2" fo:widows="2" fo:text-indent="0cm" style:auto-text-indent="false"/>
    </style:style>
    <style:style style:name="P63" style:family="paragraph" style:parent-style-name="Text_20_body" style:list-style-name="L56">
      <style:paragraph-properties fo:margin-left="0cm" fo:margin-right="0cm" fo:margin-top="0cm" fo:margin-bottom="0cm" fo:orphans="2" fo:widows="2" fo:text-indent="0cm" style:auto-text-indent="false"/>
    </style:style>
    <style:style style:name="P64" style:family="paragraph" style:parent-style-name="Text_20_body" style:list-style-name="L57">
      <style:paragraph-properties fo:margin-left="0cm" fo:margin-right="0cm" fo:margin-top="0cm" fo:margin-bottom="0cm" fo:orphans="2" fo:widows="2" fo:text-indent="0cm" style:auto-text-indent="false"/>
    </style:style>
    <style:style style:name="P65" style:family="paragraph" style:parent-style-name="Text_20_body" style:list-style-name="L59">
      <style:paragraph-properties fo:margin-left="0cm" fo:margin-right="0cm" fo:margin-top="0cm" fo:margin-bottom="0cm" fo:orphans="2" fo:widows="2" fo:text-indent="0cm" style:auto-text-indent="false"/>
    </style:style>
    <style:style style:name="P66" style:family="paragraph" style:parent-style-name="Text_20_body" style:list-style-name="L60">
      <style:paragraph-properties fo:margin-left="0cm" fo:margin-right="0cm" fo:margin-top="0cm" fo:margin-bottom="0cm" fo:orphans="2" fo:widows="2" fo:text-indent="0cm" style:auto-text-indent="false"/>
    </style:style>
    <style:style style:name="P67" style:family="paragraph" style:parent-style-name="Text_20_body" style:list-style-name="L61">
      <style:paragraph-properties fo:margin-left="0cm" fo:margin-right="0cm" fo:margin-top="0cm" fo:margin-bottom="0cm" fo:orphans="2" fo:widows="2" fo:text-indent="0cm" style:auto-text-indent="false"/>
    </style:style>
    <style:style style:name="P68" style:family="paragraph" style:parent-style-name="Text_20_body" style:list-style-name="L62">
      <style:paragraph-properties fo:margin-left="0cm" fo:margin-right="0cm" fo:margin-top="0cm" fo:margin-bottom="0cm" fo:orphans="2" fo:widows="2" fo:text-indent="0cm" style:auto-text-indent="false"/>
    </style:style>
    <style:style style:name="P69" style:family="paragraph" style:parent-style-name="Text_20_body" style:list-style-name="L63">
      <style:paragraph-properties fo:margin-left="0cm" fo:margin-right="0cm" fo:margin-top="0cm" fo:margin-bottom="0cm" fo:orphans="2" fo:widows="2" fo:text-indent="0cm" style:auto-text-indent="false"/>
    </style:style>
    <style:style style:name="P70" style:family="paragraph" style:parent-style-name="Text_20_body" style:list-style-name="L64">
      <style:paragraph-properties fo:margin-left="0cm" fo:margin-right="0cm" fo:margin-top="0cm" fo:margin-bottom="0cm" fo:orphans="2" fo:widows="2" fo:text-indent="0cm" style:auto-text-indent="false"/>
    </style:style>
    <style:style style:name="P71" style:family="paragraph" style:parent-style-name="Text_20_body" style:list-style-name="L66">
      <style:paragraph-properties fo:margin-left="0cm" fo:margin-right="0cm" fo:margin-top="0cm" fo:margin-bottom="0cm" fo:orphans="2" fo:widows="2" fo:text-indent="0cm" style:auto-text-indent="false"/>
    </style:style>
    <style:style style:name="P72" style:family="paragraph" style:parent-style-name="Text_20_body" style:list-style-name="L67">
      <style:paragraph-properties fo:margin-left="0cm" fo:margin-right="0cm" fo:margin-top="0cm" fo:margin-bottom="0cm" fo:orphans="2" fo:widows="2" fo:text-indent="0cm" style:auto-text-indent="false"/>
    </style:style>
    <style:style style:name="P73" style:family="paragraph" style:parent-style-name="Text_20_body" style:list-style-name="L68">
      <style:paragraph-properties fo:margin-left="0cm" fo:margin-right="0cm" fo:margin-top="0cm" fo:margin-bottom="0cm" fo:orphans="2" fo:widows="2" fo:text-indent="0cm" style:auto-text-indent="false"/>
    </style:style>
    <style:style style:name="P74" style:family="paragraph" style:parent-style-name="Text_20_body" style:list-style-name="L69">
      <style:paragraph-properties fo:margin-left="0cm" fo:margin-right="0cm" fo:margin-top="0cm" fo:margin-bottom="0cm" fo:orphans="2" fo:widows="2" fo:text-indent="0cm" style:auto-text-indent="false"/>
    </style:style>
    <style:style style:name="P75" style:family="paragraph" style:parent-style-name="Text_20_body" style:list-style-name="L70">
      <style:paragraph-properties fo:margin-left="0cm" fo:margin-right="0cm" fo:margin-top="0cm" fo:margin-bottom="0cm" fo:orphans="2" fo:widows="2" fo:text-indent="0cm" style:auto-text-indent="false"/>
    </style:style>
    <style:style style:name="P76" style:family="paragraph" style:parent-style-name="Text_20_body" style:list-style-name="L71">
      <style:paragraph-properties fo:margin-left="0cm" fo:margin-right="0cm" fo:margin-top="0cm" fo:margin-bottom="0cm" fo:orphans="2" fo:widows="2" fo:text-indent="0cm" style:auto-text-indent="false"/>
    </style:style>
    <style:style style:name="P77" style:family="paragraph" style:parent-style-name="Text_20_body" style:list-style-name="L74">
      <style:paragraph-properties fo:margin-left="0cm" fo:margin-right="0cm" fo:margin-top="0cm" fo:margin-bottom="0cm" fo:orphans="2" fo:widows="2" fo:text-indent="0cm" style:auto-text-indent="false"/>
    </style:style>
    <style:style style:name="P78" style:family="paragraph" style:parent-style-name="Text_20_body" style:list-style-name="L75">
      <style:paragraph-properties fo:margin-left="0cm" fo:margin-right="0cm" fo:margin-top="0cm" fo:margin-bottom="0cm" fo:orphans="2" fo:widows="2" fo:text-indent="0cm" style:auto-text-indent="false"/>
    </style:style>
    <style:style style:name="P79" style:family="paragraph" style:parent-style-name="Text_20_body" style:list-style-name="L76">
      <style:paragraph-properties fo:margin-left="0cm" fo:margin-right="0cm" fo:margin-top="0cm" fo:margin-bottom="0cm" fo:orphans="2" fo:widows="2" fo:text-indent="0cm" style:auto-text-indent="false"/>
    </style:style>
    <style:style style:name="P80" style:family="paragraph" style:parent-style-name="Text_20_body" style:list-style-name="L77">
      <style:paragraph-properties fo:margin-left="0cm" fo:margin-right="0cm" fo:margin-top="0cm" fo:margin-bottom="0cm" fo:orphans="2" fo:widows="2" fo:text-indent="0cm" style:auto-text-indent="false"/>
    </style:style>
    <style:style style:name="P81" style:family="paragraph" style:parent-style-name="Text_20_body" style:list-style-name="L79">
      <style:paragraph-properties fo:margin-left="0cm" fo:margin-right="0cm" fo:margin-top="0cm" fo:margin-bottom="0cm" fo:orphans="2" fo:widows="2" fo:text-indent="0cm" style:auto-text-indent="false"/>
    </style:style>
    <style:style style:name="P82" style:family="paragraph" style:parent-style-name="Text_20_body" style:list-style-name="L80">
      <style:paragraph-properties fo:margin-left="0cm" fo:margin-right="0cm" fo:margin-top="0cm" fo:margin-bottom="0cm" fo:orphans="2" fo:widows="2" fo:text-indent="0cm" style:auto-text-indent="false"/>
    </style:style>
    <style:style style:name="P83" style:family="paragraph" style:parent-style-name="Text_20_body" style:list-style-name="L81">
      <style:paragraph-properties fo:margin-left="0cm" fo:margin-right="0cm" fo:margin-top="0cm" fo:margin-bottom="0cm" fo:orphans="2" fo:widows="2" fo:text-indent="0cm" style:auto-text-indent="false"/>
    </style:style>
    <style:style style:name="P84" style:family="paragraph" style:parent-style-name="Text_20_body" style:list-style-name="L82">
      <style:paragraph-properties fo:margin-left="0cm" fo:margin-right="0cm" fo:margin-top="0cm" fo:margin-bottom="0cm" fo:orphans="2" fo:widows="2" fo:text-indent="0cm" style:auto-text-indent="false"/>
    </style:style>
    <style:style style:name="P85" style:family="paragraph" style:parent-style-name="Text_20_body" style:list-style-name="L84">
      <style:paragraph-properties fo:margin-left="0cm" fo:margin-right="0cm" fo:margin-top="0cm" fo:margin-bottom="0cm" fo:orphans="2" fo:widows="2" fo:text-indent="0cm" style:auto-text-indent="false"/>
    </style:style>
    <style:style style:name="P86" style:family="paragraph" style:parent-style-name="Text_20_body" style:list-style-name="L85">
      <style:paragraph-properties fo:margin-left="0cm" fo:margin-right="0cm" fo:margin-top="0cm" fo:margin-bottom="0cm" fo:orphans="2" fo:widows="2" fo:text-indent="0cm" style:auto-text-indent="false"/>
    </style:style>
    <style:style style:name="P87" style:family="paragraph" style:parent-style-name="Text_20_body" style:list-style-name="L87">
      <style:paragraph-properties fo:margin-left="0cm" fo:margin-right="0cm" fo:margin-top="0cm" fo:margin-bottom="0cm" fo:orphans="2" fo:widows="2" fo:text-indent="0cm" style:auto-text-indent="false"/>
    </style:style>
    <style:style style:name="P88" style:family="paragraph" style:parent-style-name="Text_20_body" style:list-style-name="L88">
      <style:paragraph-properties fo:margin-left="0cm" fo:margin-right="0cm" fo:margin-top="0cm" fo:margin-bottom="0cm" fo:orphans="2" fo:widows="2" fo:text-indent="0cm" style:auto-text-indent="false"/>
    </style:style>
    <style:style style:name="P89" style:family="paragraph" style:parent-style-name="Text_20_body" style:list-style-name="L89">
      <style:paragraph-properties fo:margin-left="0cm" fo:margin-right="0cm" fo:margin-top="0cm" fo:margin-bottom="0cm" fo:orphans="2" fo:widows="2" fo:text-indent="0cm" style:auto-text-indent="false"/>
    </style:style>
    <style:style style:name="P90" style:family="paragraph" style:parent-style-name="Text_20_body" style:list-style-name="L90">
      <style:paragraph-properties fo:margin-left="0cm" fo:margin-right="0cm" fo:margin-top="0cm" fo:margin-bottom="0cm" fo:orphans="2" fo:widows="2" fo:text-indent="0cm" style:auto-text-indent="false"/>
    </style:style>
    <style:style style:name="P91" style:family="paragraph" style:parent-style-name="Text_20_body" style:list-style-name="L91">
      <style:paragraph-properties fo:margin-left="0cm" fo:margin-right="0cm" fo:margin-top="0cm" fo:margin-bottom="0cm" fo:orphans="2" fo:widows="2" fo:text-indent="0cm" style:auto-text-indent="false"/>
    </style:style>
    <style:style style:name="P92" style:family="paragraph" style:parent-style-name="Text_20_body" style:list-style-name="L92">
      <style:paragraph-properties fo:margin-left="0cm" fo:margin-right="0cm" fo:margin-top="0cm" fo:margin-bottom="0cm" fo:orphans="2" fo:widows="2" fo:text-indent="0cm" style:auto-text-indent="false"/>
    </style:style>
    <style:style style:name="P93" style:family="paragraph" style:parent-style-name="Text_20_body" style:list-style-name="L93">
      <style:paragraph-properties fo:margin-left="0cm" fo:margin-right="0cm" fo:margin-top="0cm" fo:margin-bottom="0cm" fo:orphans="2" fo:widows="2" fo:text-indent="0cm" style:auto-text-indent="false"/>
    </style:style>
    <style:style style:name="P94" style:family="paragraph" style:parent-style-name="Text_20_body" style:list-style-name="L95">
      <style:paragraph-properties fo:margin-left="0cm" fo:margin-right="0cm" fo:margin-top="0cm" fo:margin-bottom="0cm" fo:orphans="2" fo:widows="2" fo:text-indent="0cm" style:auto-text-indent="false"/>
    </style:style>
    <style:style style:name="P95" style:family="paragraph" style:parent-style-name="Text_20_body" style:list-style-name="L96">
      <style:paragraph-properties fo:margin-left="0cm" fo:margin-right="0cm" fo:margin-top="0cm" fo:margin-bottom="0cm" fo:orphans="2" fo:widows="2" fo:text-indent="0cm" style:auto-text-indent="false"/>
    </style:style>
    <style:style style:name="P96" style:family="paragraph" style:parent-style-name="Text_20_body" style:list-style-name="L97">
      <style:paragraph-properties fo:margin-left="0cm" fo:margin-right="0cm" fo:margin-top="0cm" fo:margin-bottom="0cm" fo:orphans="2" fo:widows="2" fo:text-indent="0cm" style:auto-text-indent="false"/>
    </style:style>
    <style:style style:name="P97" style:family="paragraph" style:parent-style-name="Text_20_body" style:list-style-name="L98">
      <style:paragraph-properties fo:margin-left="0cm" fo:margin-right="0cm" fo:margin-top="0cm" fo:margin-bottom="0cm" fo:orphans="2" fo:widows="2" fo:text-indent="0cm" style:auto-text-indent="false"/>
    </style:style>
    <style:style style:name="P98" style:family="paragraph" style:parent-style-name="Text_20_body" style:list-style-name="L99">
      <style:paragraph-properties fo:margin-left="0cm" fo:margin-right="0cm" fo:margin-top="0cm" fo:margin-bottom="0cm" fo:orphans="2" fo:widows="2" fo:text-indent="0cm" style:auto-text-indent="false"/>
    </style:style>
    <style:style style:name="P99" style:family="paragraph" style:parent-style-name="Text_20_body" style:list-style-name="L100">
      <style:paragraph-properties fo:margin-left="0cm" fo:margin-right="0cm" fo:margin-top="0cm" fo:margin-bottom="0cm" fo:orphans="2" fo:widows="2" fo:text-indent="0cm" style:auto-text-indent="false"/>
    </style:style>
    <style:style style:name="P100" style:family="paragraph" style:parent-style-name="Text_20_body" style:list-style-name="L1">
      <style:paragraph-properties fo:margin-top="0cm" fo:margin-bottom="0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01" style:family="paragraph" style:parent-style-name="Text_20_body" style:list-style-name="L4">
      <style:paragraph-properties fo:margin-top="0cm" fo:margin-bottom="0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02" style:family="paragraph" style:parent-style-name="Text_20_body" style:list-style-name="L7">
      <style:paragraph-properties fo:margin-top="0cm" fo:margin-bottom="0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03" style:family="paragraph" style:parent-style-name="Text_20_body" style:list-style-name="L9">
      <style:paragraph-properties fo:margin-top="0cm" fo:margin-bottom="0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04" style:family="paragraph" style:parent-style-name="Text_20_body" style:list-style-name="L12">
      <style:paragraph-properties fo:margin-top="0cm" fo:margin-bottom="0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05" style:family="paragraph" style:parent-style-name="Text_20_body" style:list-style-name="L18">
      <style:paragraph-properties fo:margin-top="0cm" fo:margin-bottom="0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06" style:family="paragraph" style:parent-style-name="Text_20_body" style:list-style-name="L77">
      <style:paragraph-properties fo:margin-top="0cm" fo:margin-bottom="0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07" style:family="paragraph" style:parent-style-name="Text_20_body" style:list-style-name="L83">
      <style:paragraph-properties fo:margin-top="0cm" fo:margin-bottom="0cm" fo:orphans="2" fo:widows="2"/>
    </style:style>
    <style:style style:name="P108" style:family="paragraph" style:parent-style-name="Text_20_body" style:list-style-name="L58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9" style:family="paragraph" style:parent-style-name="Text_20_body" style:list-style-name="L60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10" style:family="paragraph" style:parent-style-name="Text_20_body" style:list-style-name="L62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11" style:family="paragraph" style:parent-style-name="Text_20_body" style:list-style-name="L64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12" style:family="paragraph" style:parent-style-name="Text_20_body" style:list-style-name="L1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13" style:family="paragraph" style:parent-style-name="Text_20_body" style:list-style-name="L2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14" style:family="paragraph" style:parent-style-name="Text_20_body" style:list-style-name="L3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15" style:family="paragraph" style:parent-style-name="Text_20_body" style:list-style-name="L4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16" style:family="paragraph" style:parent-style-name="Text_20_body" style:list-style-name="L5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17" style:family="paragraph" style:parent-style-name="Text_20_body" style:list-style-name="L6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18" style:family="paragraph" style:parent-style-name="Text_20_body" style:list-style-name="L7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19" style:family="paragraph" style:parent-style-name="Text_20_body" style:list-style-name="L8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20" style:family="paragraph" style:parent-style-name="Text_20_body" style:list-style-name="L9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21" style:family="paragraph" style:parent-style-name="Text_20_body" style:list-style-name="L10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22" style:family="paragraph" style:parent-style-name="Text_20_body" style:list-style-name="L11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23" style:family="paragraph" style:parent-style-name="Text_20_body" style:list-style-name="L12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24" style:family="paragraph" style:parent-style-name="Text_20_body" style:list-style-name="L13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25" style:family="paragraph" style:parent-style-name="Text_20_body" style:list-style-name="L14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26" style:family="paragraph" style:parent-style-name="Text_20_body" style:list-style-name="L15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27" style:family="paragraph" style:parent-style-name="Text_20_body" style:list-style-name="L16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28" style:family="paragraph" style:parent-style-name="Text_20_body" style:list-style-name="L17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29" style:family="paragraph" style:parent-style-name="Text_20_body" style:list-style-name="L18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30" style:family="paragraph" style:parent-style-name="Text_20_body" style:list-style-name="L21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31" style:family="paragraph" style:parent-style-name="Text_20_body" style:list-style-name="L22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32" style:family="paragraph" style:parent-style-name="Text_20_body" style:list-style-name="L24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33" style:family="paragraph" style:parent-style-name="Text_20_body" style:list-style-name="L25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34" style:family="paragraph" style:parent-style-name="Text_20_body" style:list-style-name="L27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35" style:family="paragraph" style:parent-style-name="Text_20_body" style:list-style-name="L29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36" style:family="paragraph" style:parent-style-name="Text_20_body" style:list-style-name="L35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37" style:family="paragraph" style:parent-style-name="Text_20_body" style:list-style-name="L37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38" style:family="paragraph" style:parent-style-name="Text_20_body" style:list-style-name="L41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39" style:family="paragraph" style:parent-style-name="Text_20_body" style:list-style-name="L42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40" style:family="paragraph" style:parent-style-name="Text_20_body" style:list-style-name="L45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41" style:family="paragraph" style:parent-style-name="Text_20_body" style:list-style-name="L46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42" style:family="paragraph" style:parent-style-name="Text_20_body" style:list-style-name="L50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43" style:family="paragraph" style:parent-style-name="Text_20_body" style:list-style-name="L51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44" style:family="paragraph" style:parent-style-name="Text_20_body" style:list-style-name="L65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45" style:family="paragraph" style:parent-style-name="Text_20_body" style:list-style-name="L67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46" style:family="paragraph" style:parent-style-name="Text_20_body" style:list-style-name="L69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47" style:family="paragraph" style:parent-style-name="Text_20_body" style:list-style-name="L71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48" style:family="paragraph" style:parent-style-name="Text_20_body" style:list-style-name="L72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49" style:family="paragraph" style:parent-style-name="Text_20_body" style:list-style-name="L74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50" style:family="paragraph" style:parent-style-name="Text_20_body" style:list-style-name="L75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51" style:family="paragraph" style:parent-style-name="Text_20_body" style:list-style-name="L77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52" style:family="paragraph" style:parent-style-name="Text_20_body" style:list-style-name="L78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53" style:family="paragraph" style:parent-style-name="Text_20_body" style:list-style-name="L80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54" style:family="paragraph" style:parent-style-name="Text_20_body" style:list-style-name="L83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55" style:family="paragraph" style:parent-style-name="Text_20_body" style:list-style-name="L85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56" style:family="paragraph" style:parent-style-name="Text_20_body" style:list-style-name="L86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57" style:family="paragraph" style:parent-style-name="Text_20_body" style:list-style-name="L93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58" style:family="paragraph" style:parent-style-name="Text_20_body" style:list-style-name="L94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59" style:family="paragraph" style:parent-style-name="Text_20_body" style:list-style-name="L96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60" style:family="paragraph" style:parent-style-name="Text_20_body" style:list-style-name="L98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61" style:family="paragraph" style:parent-style-name="Text_20_body" style:list-style-name="L100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162" style:family="paragraph" style:parent-style-name="Text_20_body" style:list-style-name="L28">
      <style:paragraph-properties fo:margin-top="0cm" fo:margin-bottom="0.423cm" fo:orphans="2" fo:widows="2"/>
    </style:style>
    <style:style style:name="P163" style:family="paragraph" style:parent-style-name="Text_20_body" style:list-style-name="L36">
      <style:paragraph-properties fo:margin-top="0cm" fo:margin-bottom="0.423cm" fo:orphans="2" fo:widows="2"/>
    </style:style>
    <style:style style:name="P164" style:family="paragraph" style:parent-style-name="Text_20_body" style:list-style-name="L38">
      <style:paragraph-properties fo:margin-top="0cm" fo:margin-bottom="0.423cm" fo:orphans="2" fo:widows="2"/>
    </style:style>
    <style:style style:name="P165" style:family="paragraph" style:parent-style-name="Text_20_body" style:list-style-name="L44">
      <style:paragraph-properties fo:margin-top="0cm" fo:margin-bottom="0.423cm" fo:orphans="2" fo:widows="2"/>
    </style:style>
    <style:style style:name="P166" style:family="paragraph" style:parent-style-name="Text_20_body" style:list-style-name="L49">
      <style:paragraph-properties fo:margin-top="0cm" fo:margin-bottom="0.423cm" fo:orphans="2" fo:widows="2"/>
    </style:style>
    <style:style style:name="P167" style:family="paragraph" style:parent-style-name="Text_20_body" style:list-style-name="L73">
      <style:paragraph-properties fo:margin-top="0cm" fo:margin-bottom="0.423cm" fo:orphans="2" fo:widows="2"/>
    </style:style>
    <style:style style:name="P168" style:family="paragraph" style:parent-style-name="Text_20_body" style:list-style-name="L74">
      <style:paragraph-properties fo:margin-top="0cm" fo:margin-bottom="0.423cm" fo:orphans="2" fo:widows="2"/>
    </style:style>
    <style:style style:name="P169" style:family="paragraph" style:parent-style-name="Text_20_body" style:list-style-name="L76">
      <style:paragraph-properties fo:margin-top="0cm" fo:margin-bottom="0.423cm" fo:orphans="2" fo:widows="2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24292e" style:font-name="apple-system" fo:letter-spacing="normal" fo:font-style="normal" fo:font-weight="normal"/>
    </style:style>
    <style:style style:name="T4" style:family="text">
      <style:text-properties fo:font-variant="normal" fo:text-transform="none" fo:color="#24292e" style:font-name="apple-system" fo:letter-spacing="normal" fo:font-style="normal" fo:font-weight="bold"/>
    </style:style>
    <style:style style:name="T5" style:family="text"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T7" style:family="text">
      <style:text-properties fo:font-variant="normal" fo:text-transform="none" fo:color="#24292e" style:font-name="apple-system" fo:font-size="16pt" fo:letter-spacing="normal" fo:font-style="normal" fo:font-weight="normal" style:font-size-asian="16pt" style:font-size-complex="16pt"/>
    </style:style>
    <style:style style:name="T8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9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/>
    </style:style>
    <style:style style:name="T10" style:family="text">
      <style:text-properties fo:font-variant="normal" fo:text-transform="none" fo:color="#24292e" style:font-name="SFMono-Regular" fo:font-size="9.75pt" fo:letter-spacing="normal" fo:font-style="normal" fo:font-weight="bold"/>
    </style:style>
    <style:style style:name="T11" style:family="text">
      <style:text-properties fo:font-variant="normal" fo:text-transform="none" fo:color="#24292e" style:font-name="SFMono-Regular" fo:letter-spacing="normal" fo:font-style="normal" fo:font-weight="normal"/>
    </style:style>
    <style:style style:name="T12" style:family="text">
      <style:text-properties fo:font-variant="normal" fo:text-transform="none" fo:color="#24292e" style:font-name="SFMono-Regular" fo:letter-spacing="normal" fo:font-style="normal" fo:font-weight="normal" fo:background-color="transparent"/>
    </style:style>
    <style:style style:name="T13" style:family="text">
      <style:text-properties fo:font-variant="normal" fo:text-transform="none" fo:color="#24292e" style:font-name="SFMono-Regular" fo:letter-spacing="normal" fo:font-style="normal" fo:font-weight="bold"/>
    </style:style>
    <style:style style:name="T14" style:family="text"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T15" style:family="text">
      <style:text-properties fo:font-variant="normal" fo:text-transform="none" fo:color="#24292e" style:font-name="SFMono-Regular" fo:font-size="11pt" fo:letter-spacing="normal" fo:font-style="normal" fo:font-weight="normal" fo:background-color="transparent" style:font-size-asian="11pt" style:font-size-complex="11pt"/>
    </style:style>
    <style:style style:name="T16" style:family="text">
      <style:text-properties fo:font-variant="normal" fo:text-transform="none" fo:color="#24292e" style:font-name="SFMono-Regular" fo:font-size="11pt" fo:letter-spacing="normal" fo:font-style="normal" fo:font-weight="bold" style:font-size-asian="11pt" style:font-size-complex="11pt"/>
    </style:style>
    <style:style style:name="T17" style:family="text">
      <style:text-properties fo:font-variant="normal" fo:text-transform="none" fo:color="#24292e" style:font-name="SFMono-Regular" fo:font-size="16pt" fo:letter-spacing="normal" fo:font-style="normal" fo:font-weight="normal" style:font-size-asian="16pt" style:font-size-complex="16pt"/>
    </style:style>
    <style:style style:name="T18" style:family="text">
      <style:text-properties fo:font-variant="normal" fo:text-transform="none" fo:color="#24292e" style:font-name="SFMono-Regular" fo:font-size="16pt" fo:letter-spacing="normal" fo:font-style="normal" fo:font-weight="normal" fo:background-color="transparent" style:font-size-asian="16pt" style:font-size-complex="16pt"/>
    </style:style>
    <style:style style:name="T19" style:family="text">
      <style:text-properties fo:font-variant="normal" fo:text-transform="none" fo:color="#24292e" fo:letter-spacing="normal" fo:background-color="transparent"/>
    </style:style>
    <style:style style:name="T20" style:family="text">
      <style:text-properties fo:font-variant="normal" fo:text-transform="none" fo:color="#24292e" fo:font-size="11pt" fo:letter-spacing="normal" fo:background-color="transparent" style:font-size-asian="11pt" style:font-size-complex="11pt"/>
    </style:style>
    <style:style style:name="T21" style:family="text">
      <style:text-properties fo:font-variant="normal" fo:text-transform="none" fo:color="#0366d6" style:text-line-through-style="none" style:font-name="apple-system" fo:font-size="12pt" fo:letter-spacing="normal" fo:font-style="normal" style:text-underline-style="none" fo:font-weight="normal" style:text-blinking="false" fo:background-color="transparent"/>
    </style:style>
    <style:style style:name="T22" style:family="text">
      <style:text-properties fo:font-variant="normal" fo:text-transform="none" fo:color="#0366d6" style:text-line-through-style="none" style:font-name="apple-system" fo:letter-spacing="normal" fo:font-style="normal" style:text-underline-style="none" fo:font-weight="normal" style:text-blinking="false" fo:background-color="transparent"/>
    </style:style>
    <style:style style:name="T23" style:family="text">
      <style:text-properties fo:font-variant="normal" fo:text-transform="none" fo:color="#0366d6" style:text-line-through-style="none" style:font-name="apple-system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24" style:family="text">
      <style:text-properties style:font-name="SFMono-Regular" fo:font-style="normal" fo:font-weight="normal"/>
    </style:style>
    <style:style style:name="T25" style:family="text">
      <style:text-properties style:font-name="SFMono-Regular" fo:font-size="9.75pt" fo:font-style="normal" fo:font-weight="normal"/>
    </style:style>
    <style:style style:name="T26" style:family="text">
      <style:text-properties fo:color="#d73a49"/>
    </style:style>
    <style:style style:name="T27" style:family="text">
      <style:text-properties fo:color="#d73a49" style:font-name="SFMono-Regular" fo:font-size="9.75pt" fo:font-style="normal" fo:font-weight="normal"/>
    </style:style>
    <style:style style:name="T28" style:family="text">
      <style:text-properties fo:color="#d73a49" style:font-name="SFMono-Regular" fo:font-style="normal" fo:font-weight="normal"/>
    </style:style>
    <style:style style:name="T29" style:family="text">
      <style:text-properties fo:color="#032f62"/>
    </style:style>
    <style:style style:name="T30" style:family="text">
      <style:text-properties fo:color="#032f62" style:font-name="SFMono-Regular" fo:font-size="9.75pt" fo:font-style="normal" fo:font-weight="normal"/>
    </style:style>
    <style:style style:name="T31" style:family="text">
      <style:text-properties fo:color="#032f62" style:font-name="SFMono-Regular" fo:font-style="normal" fo:font-weight="normal"/>
    </style:style>
    <style:style style:name="T32" style:family="text">
      <style:text-properties fo:color="#005cc5"/>
    </style:style>
    <style:style style:name="T33" style:family="text">
      <style:text-properties fo:color="#005cc5" style:font-name="SFMono-Regular" fo:font-size="9.75pt" fo:font-style="normal" fo:font-weight="normal"/>
    </style:style>
    <style:style style:name="T34" style:family="text">
      <style:text-properties fo:color="#005cc5" style:font-name="SFMono-Regular" fo:font-style="normal" fo:font-weight="normal"/>
    </style:style>
    <style:style style:name="T35" style:family="text">
      <style:text-properties fo:color="#6f42c1"/>
    </style:style>
    <style:style style:name="T36" style:family="text">
      <style:text-properties fo:color="#6f42c1" style:font-name="SFMono-Regular" fo:font-size="9.75pt" fo:font-style="normal" fo:font-weight="normal"/>
    </style:style>
    <style:style style:name="T37" style:family="text">
      <style:text-properties fo:color="#6f42c1" style:font-name="SFMono-Regular" fo:font-style="normal" fo:font-weight="normal"/>
    </style:style>
    <style:style style:name="T38" style:family="text">
      <style:text-properties fo:color="#6a737d"/>
    </style:style>
    <style:style style:name="T39" style:family="text">
      <style:text-properties fo:color="#22863a" style:font-name="SFMono-Regular" fo:font-size="9.75pt" fo:font-style="normal" fo:font-weight="bold"/>
    </style:style>
    <style:style style:name="T40" style:family="text">
      <style:text-properties fo:color="#22863a" style:font-name="SFMono-Regular" fo:font-style="normal" fo:font-weight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 text:start-value="7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 text:start-value="8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Домашнее задание к лекции 4.1 «Символы и итераторы»</text:h>
      <text:h text:style-name="P5" text:outline-level="2"><text:bookmark text:name="user-content-перед-началом-работы"/>Перед началом работы</text:h>
      <text:list xml:id="list1185627715315062246" text:style-name="L94">
        <text:list-item>
          <text:p text:style-name="P158">Активируйте строгий режим соответствия.</text:p>
        </text:list-item>
      </text:list>
      <text:h text:style-name="P5" text:outline-level="2"><text:bookmark text:name="user-content-задача--1-генератор-штрих-кодов"/>Задача № 1. Генератор штрих-кодов</text:h>
      <text:p text:style-name="P23"><text:span text:style-name="T5">Для печати наклеек со штрих-кодами на коробки необходимо реализовать класс </text:span><text:span text:style-name="Source_20_Text"><text:span text:style-name="T14">BarcodeGenerator</text:span></text:span><text:span text:style-name="T5">. Экземпляр этого класса должен создавать и возвращать случайные коды вида </text:span><text:span text:style-name="Source_20_Text"><text:span text:style-name="T14">AA-1419</text:span></text:span><text:span text:style-name="T5">. В этом коде </text:span><text:span text:style-name="Source_20_Text"><text:span text:style-name="T14">AA</text:span></text:span><text:span text:style-name="T5"> — префикс, все коды получают один и тот же префикс. Префикс может отсутствовать. </text:span><text:span text:style-name="Source_20_Text"><text:span text:style-name="T14">1419</text:span></text:span><text:span text:style-name="T5"> — случайный числовой код. Количество символов в этом коде задаётся в конструкторе генератора. По умолчанию это </text:span><text:span text:style-name="Source_20_Text"><text:span text:style-name="T14">1</text:span></text:span><text:span text:style-name="T5">.</text:span></text:p>
      <text:p text:style-name="P21">Также реализовать возможность смены префикса через символьное свойство. По умолчанию префикс отсутствует. В этом случае символа - в штрих-коде быть не должно.</text:p>
      <text:h text:style-name="P2" text:outline-level="3"><text:bookmark text:name="user-content-описание-конструктора-и-экземпляра"/>Описание конструктора и экземпляра</text:h>
      <text:h text:style-name="P18" text:outline-level="4"><text:bookmark text:name="user-content-конструктор"/>Конструктор</text:h>
      <text:p text:style-name="P21">Принимает один аргумент:</text:p>
      <text:list xml:id="list87049052701945550" text:style-name="L95">
        <text:list-item>
          <text:p text:style-name="P94"><text:span text:style-name="Source_20_Text"><text:span text:style-name="T14">size</text:span></text:span><text:span text:style-name="T5"> — количество символов числовой части кода, число, по умолчанию равен </text:span><text:span text:style-name="Source_20_Text"><text:span text:style-name="T14">1</text:span></text:span><text:span text:style-name="T5">.</text:span></text:p>
        </text:list-item>
      </text:list>
      <text:h text:style-name="P18" text:outline-level="4"><text:bookmark text:name="user-content-экземпляр"/>Экземпляр</text:h>
      <text:p text:style-name="P21">Имеет всего один метод:</text:p>
      <text:p text:style-name="P23"><text:span text:style-name="Strong_20_Emphasis"><text:span text:style-name="Source_20_Text"><text:span text:style-name="T16">create</text:span></text:span></text:span><text:span text:style-name="T5"> — не принимает аргументов, возвращает </text:span><text:span text:style-name="Source_20_Text"><text:span text:style-name="T14">строку</text:span></text:span><text:span text:style-name="T5"> из префикса и кода, разделенных символом -. Если префикса нет, то символ </text:span><text:span text:style-name="Source_20_Text"><text:span text:style-name="T14">-</text:span></text:span><text:span text:style-name="T5"> в код не добавляется. Числовая часть должна быть случайной и иметь такое количество символов, которое было передано в конструктор генератора при создании.</text:span></text:p>
      <text:h text:style-name="P2" text:outline-level="3"><text:bookmark text:name="user-content-пример-использования"/>Пример использования</text:h>
      <text:p text:style-name="P8"><text:span text:style-name="T26">const</text:span> <text:span text:style-name="T32">generator</text:span> <text:span text:style-name="T26">=</text:span> <text:span text:style-name="T26">new</text:span> <text:span text:style-name="T35">BarcodeGenerator</text:span>(<text:span text:style-name="T32">4</text:span>);</text:p>
      <text:p text:style-name="P17"/>
      <text:p text:style-name="P12">generator[BarcodeGenerator.<text:span text:style-name="T32">prefix</text:span>] <text:span text:style-name="T26">=</text:span> <text:span text:style-name="T29">'AA'</text:span>;</text:p>
      <text:p text:style-name="P12"><text:span text:style-name="T35">console</text:span>.<text:span text:style-name="T32">log</text:span>(generator.<text:span text:style-name="T35">create</text:span>());</text:p>
      <text:p text:style-name="P17"/>
      <text:p text:style-name="P12">generator[BarcodeGenerator.<text:span text:style-name="T32">prefix</text:span>] <text:span text:style-name="T26">=</text:span> <text:span text:style-name="T29">'XX'</text:span>;</text:p>
      <text:p text:style-name="P12"><text:span text:style-name="T35">console</text:span>.<text:span text:style-name="T32">log</text:span>(generator.<text:span text:style-name="T35">create</text:span>());</text:p>
      <text:p text:style-name="P12"><text:span text:style-name="T35">console</text:span>.<text:span text:style-name="T32">log</text:span>(generator.<text:span text:style-name="T35">create</text:span>());</text:p>
      <text:p text:style-name="P12"><text:span text:style-name="T35">console</text:span>.<text:span text:style-name="T32">log</text:span>(generator.<text:span text:style-name="T35">create</text:span>());</text:p>
      <text:p text:style-name="P17"><text:soft-page-break/></text:p>
      <text:p text:style-name="P12"><text:span text:style-name="T26">delete</text:span> generator[BarcodeGenerator.<text:span text:style-name="T32">prefix</text:span>];</text:p>
      <text:p text:style-name="P12"><text:span text:style-name="T35">console</text:span>.<text:span text:style-name="T32">log</text:span>(generator.<text:span text:style-name="T35">create</text:span>());</text:p>
      <text:p text:style-name="P21">Если все реализовано верно, вы получите такой вывод:</text:p>
      <text:p text:style-name="P9"><text:span text:style-name="Source_20_Text"><text:span text:style-name="T15">AA-1419</text:span></text:span></text:p>
      <text:p text:style-name="P16"><text:span text:style-name="Source_20_Text"><text:span text:style-name="T15">XX-4031</text:span></text:span></text:p>
      <text:p text:style-name="P16"><text:span text:style-name="Source_20_Text"><text:span text:style-name="T15">XX-1600</text:span></text:span></text:p>
      <text:p text:style-name="P16"><text:span text:style-name="Source_20_Text"><text:span text:style-name="T15">XX-3184</text:span></text:span></text:p>
      <text:p text:style-name="P16"><text:span text:style-name="Source_20_Text"><text:span text:style-name="T15">9318</text:span></text:span></text:p>
      <text:h text:style-name="P2" text:outline-level="3"><text:bookmark text:name="user-content-процесс-реализации"/>Процесс реализации</text:h>
      <text:list xml:id="list2735594852608351232" text:style-name="L96">
        <text:list-item>
          <text:p text:style-name="P95"><text:span text:style-name="T5">Создайте класс </text:span><text:span text:style-name="Source_20_Text"><text:span text:style-name="T14">BarcodeGenerator</text:span></text:span><text:span text:style-name="T5">, определив конструктор.</text:span></text:p>
        </text:list-item>
        <text:list-item>
          <text:p text:style-name="P95"><text:span text:style-name="T5">Реализуйте в методе </text:span><text:span text:style-name="Source_20_Text"><text:span text:style-name="T14">create</text:span></text:span><text:span text:style-name="T5"> генерацию случайного штрих-кода с заданным количеством символов. Пока без префикса.</text:span></text:p>
        </text:list-item>
        <text:list-item>
          <text:p text:style-name="P159">Создайте символ для символьного свойства, в котором будет храниться префикс.</text:p>
        </text:list-item>
        <text:list-item>
          <text:p text:style-name="P159">Используйте символьное свойство с префиксом для генерации штрих-кода.</text:p>
        </text:list-item>
      </text:list>
      <text:p text:style-name="P21">Проверьте работу вашего кода на примере использования. Также протестируйте его, используя свои примеры.</text:p>
      <text:h text:style-name="P5" text:outline-level="2"><text:bookmark text:name="user-content-задача--2-электронная-очередь"/>Задача № 2. Электронная очередь</text:h>
      <text:p text:style-name="P21">На некоторых планетах, где у нас есть пункт самовывоза, принята шестнадцатеричная система счисления. И поэтому порядковые номера в электронной очереди нужно выдавать в этой системе счисления.</text:p>
      <text:p text:style-name="P23"><text:span text:style-name="T5">Создайте класс </text:span><text:span text:style-name="Source_20_Text"><text:span text:style-name="T14">HexRange</text:span></text:span><text:span text:style-name="T5">, который реализует листаемый диапазон шестнадцатеричных чисел.</text:span></text:p>
      <text:h text:style-name="P2" text:outline-level="3"><text:bookmark text:name="user-content-описание-конструктора-и-экземпляра-1"/>Описание конструктора и экземпляра</text:h>
      <text:h text:style-name="P18" text:outline-level="4"><text:bookmark text:name="user-content-конструктор-1"/>Конструктор</text:h>
      <text:p text:style-name="P21">Принимает два аргумента:</text:p>
      <text:list xml:id="list2379460980376700834" text:style-name="L97">
        <text:list-item>
          <text:p text:style-name="P96"><text:span text:style-name="Source_20_Text"><text:span text:style-name="T14">from</text:span></text:span><text:span text:style-name="T5"> — начало диапазона, число в десятеричной системе счисления;</text:span></text:p>
        </text:list-item>
        <text:list-item>
          <text:p text:style-name="P96"><text:span text:style-name="Source_20_Text"><text:span text:style-name="T14">to</text:span></text:span><text:span text:style-name="T5"> — конец диапазона, число в десятеричной системе счисления.</text:span></text:p>
        </text:list-item>
      </text:list>
      <text:h text:style-name="P18" text:outline-level="4"><text:bookmark text:name="user-content-экземпляр-1"/>Экземпляр</text:h>
      <text:p text:style-name="P23"><text:span text:style-name="T5">Не имеет методов. Но его можно листать с помощью </text:span><text:span text:style-name="Source_20_Text"><text:span text:style-name="T14">for-of</text:span></text:span><text:span text:style-name="T5"> или разбирать операторами деструктуризации. Каждый элемент — это строка, шестнадцатеричное представление очередного элемента диапазона.</text:span></text:p>
      <text:h text:style-name="P2" text:outline-level="3"><text:bookmark text:name="user-content-пример-использования-1"/><text:soft-page-break/>Пример использования</text:h>
      <text:p text:style-name="P8"><text:span text:style-name="T26">let</text:span> queue <text:span text:style-name="T26">=</text:span> <text:span text:style-name="T26">new</text:span> <text:span text:style-name="T35">HexRange</text:span>(<text:span text:style-name="T32">247</text:span>, <text:span text:style-name="T32">253</text:span>);</text:p>
      <text:p text:style-name="P12"><text:span text:style-name="T35">console</text:span>.<text:span text:style-name="T32">log</text:span>(<text:span text:style-name="T26">...</text:span>queue);</text:p>
      <text:p text:style-name="P21">Если все реализовано верно, вы получите такой вывод:</text:p>
      <text:p text:style-name="P9"><text:span text:style-name="Source_20_Text"><text:span text:style-name="T15">f7 f8 f9 fa fb fc fd</text:span></text:span></text:p>
      <text:h text:style-name="P2" text:outline-level="3"><text:bookmark text:name="user-content-процесс-реализации-1"/>Процесс реализации</text:h>
      <text:list xml:id="list8851193931929167481" text:style-name="L98">
        <text:list-item>
          <text:p text:style-name="P97"><text:span text:style-name="T5">Создайте класс </text:span><text:span text:style-name="Source_20_Text"><text:span text:style-name="T14">HexRange</text:span></text:span><text:span text:style-name="T5">, описав конструктор.</text:span></text:p>
        </text:list-item>
        <text:list-item>
          <text:p text:style-name="P160">Сделайте экземпляры этого класса итерируемыми.</text:p>
        </text:list-item>
      </text:list>
      <text:p text:style-name="P21">Проверьте работу вашего кода на примере использования. Также протестируйте его, используя свои примеры.</text:p>
      <text:h text:style-name="P5" text:outline-level="2"><text:bookmark text:name="user-content-задача--3-рабочие-дни"/>Задача № 3. Рабочие дни</text:h>
      <text:p text:style-name="P21">Для планирования доставки, составления графика работы менеджеров отдела продаж и для решения других задач нам нужна возможность листать только рабочие дни в заданном диапазоне. Рабочими днями у нас будут всегда дни с понедельника по пятницу включительно.</text:p>
      <text:p text:style-name="P23"><text:span text:style-name="T5">Для использования в разных модулях системы создайте класс </text:span><text:span text:style-name="Source_20_Text"><text:span text:style-name="T14">DateRange</text:span></text:span><text:span text:style-name="T5">. Если экземпляр этого класса листать через </text:span><text:span text:style-name="Source_20_Text"><text:span text:style-name="T14">for-of</text:span></text:span><text:span text:style-name="T5">, то можно получить только рабочие дни.</text:span></text:p>
      <text:h text:style-name="P2" text:outline-level="3"><text:bookmark text:name="user-content-описание-конструктора-и-экземпляра-2"/>Описание конструктора и экземпляра</text:h>
      <text:h text:style-name="P18" text:outline-level="4"><text:bookmark text:name="user-content-конструктор-2"/>Конструктор</text:h>
      <text:p text:style-name="P21">Принимает два аргумента:</text:p>
      <text:list xml:id="list4253998436080038452" text:style-name="L99">
        <text:list-item>
          <text:p text:style-name="P98"><text:span text:style-name="Source_20_Text"><text:span text:style-name="T14">from</text:span></text:span><text:span text:style-name="T5"> — дата начала диапазона, </text:span><text:span text:style-name="Emphasis"><text:span text:style-name="T5">объект</text:span></text:span><text:span text:style-name="T5"> </text:span><text:span text:style-name="Source_20_Text"><text:span text:style-name="T14">Date</text:span></text:span><text:span text:style-name="T5">;</text:span></text:p>
        </text:list-item>
        <text:list-item>
          <text:p text:style-name="P98"><text:span text:style-name="Source_20_Text"><text:span text:style-name="T14">to</text:span></text:span><text:span text:style-name="T5"> — дата окончания диапазона, </text:span><text:span text:style-name="Emphasis"><text:span text:style-name="T5">объект</text:span></text:span><text:span text:style-name="T5"> </text:span><text:span text:style-name="Source_20_Text"><text:span text:style-name="T14">Date</text:span></text:span><text:span text:style-name="T5">.</text:span></text:p>
        </text:list-item>
      </text:list>
      <text:h text:style-name="P2" text:outline-level="3"><text:bookmark text:name="user-content-экземпляр-2"/>Экземпляр</text:h>
      <text:p text:style-name="P23"><text:span text:style-name="T5">Не имеет свойств и методов. Но при листании через </text:span><text:span text:style-name="Source_20_Text"><text:span text:style-name="T14">for-of</text:span></text:span><text:span text:style-name="T5"> в каждой итерации предоставляет очередной рабочий день — объект </text:span><text:span text:style-name="Source_20_Text"><text:span text:style-name="T14">Date</text:span></text:span><text:span text:style-name="T5">, начиная с даты начала, если это рабочий день, и заканчивая датой окончания, если она выпадает на рабочий день.</text:span></text:p>
      <text:h text:style-name="P2" text:outline-level="3"/>
      <text:h text:style-name="P2" text:outline-level="3"><text:bookmark text:name="user-content-пример-использования-2"/>Пример использования</text:h>
      <text:p text:style-name="P8"><text:span text:style-name="T26">const</text:span> <text:span text:style-name="T32">from</text:span> <text:span text:style-name="T26">=</text:span> <text:span text:style-name="T26">new</text:span> <text:span text:style-name="T35">Date</text:span>(<text:span text:style-name="T32">2017</text:span>, <text:span text:style-name="T32">2</text:span>, <text:span text:style-name="T32">13</text:span>, <text:span text:style-name="T32">23</text:span>, <text:span text:style-name="T32">59</text:span>);</text:p>
      <text:p text:style-name="P12"><text:span text:style-name="T26">const</text:span> <text:span text:style-name="T32">to</text:span> <text:span text:style-name="T26">=</text:span> <text:span text:style-name="T26">new</text:span> <text:span text:style-name="T35">Date</text:span>(<text:span text:style-name="T32">2017</text:span>, <text:span text:style-name="T32">2</text:span>, <text:span text:style-name="T32">21</text:span>, <text:span text:style-name="T32">0</text:span>, <text:span text:style-name="T32">1</text:span>);</text:p>
      <text:p text:style-name="P12"><text:soft-page-break/><text:span text:style-name="T26">let</text:span> range <text:span text:style-name="T26">=</text:span> <text:span text:style-name="T26">new</text:span> <text:span text:style-name="T35">DateRange</text:span>(from, to);</text:p>
      <text:p text:style-name="P17"/>
      <text:p text:style-name="P12"><text:span text:style-name="T26">for</text:span> (<text:span text:style-name="T26">let</text:span> day <text:span text:style-name="T26">of</text:span> range) {</text:p>
      <text:p text:style-name="P13"><text:s text:c="2"/><text:span text:style-name="T37">console</text:span><text:span text:style-name="T24">.</text:span><text:span text:style-name="T34">log</text:span><text:span text:style-name="T24">(day.</text:span><text:span text:style-name="T37">toLocaleDateString</text:span><text:span text:style-name="T24">(</text:span><text:span text:style-name="T31">'ru-Ru'</text:span><text:span text:style-name="T24">));</text:span></text:p>
      <text:p text:style-name="P12">}</text:p>
      <text:p text:style-name="P21">Если все реализовано верно, вы получите такой вывод:</text:p>
      <text:p text:style-name="P9"><text:span text:style-name="Source_20_Text"><text:span text:style-name="T15">13.03.2017</text:span></text:span></text:p>
      <text:p text:style-name="P16"><text:span text:style-name="Source_20_Text"><text:span text:style-name="T15">14.03.2017</text:span></text:span></text:p>
      <text:p text:style-name="P16"><text:span text:style-name="Source_20_Text"><text:span text:style-name="T15">15.03.2017</text:span></text:span></text:p>
      <text:p text:style-name="P16"><text:span text:style-name="Source_20_Text"><text:span text:style-name="T15">16.03.2017</text:span></text:span></text:p>
      <text:p text:style-name="P16"><text:span text:style-name="Source_20_Text"><text:span text:style-name="T15">17.03.2017</text:span></text:span></text:p>
      <text:p text:style-name="P16"><text:span text:style-name="Source_20_Text"><text:span text:style-name="T15">20.03.2017</text:span></text:span></text:p>
      <text:p text:style-name="P16"><text:span text:style-name="Source_20_Text"><text:span text:style-name="T15">21.03.2017</text:span></text:span></text:p>
      <text:h text:style-name="P2" text:outline-level="3"><text:bookmark text:name="user-content-процесс-реализации-2"/>Процесс реализации</text:h>
      <text:list xml:id="list2532560635895914870" text:style-name="L100">
        <text:list-item>
          <text:p text:style-name="P99"><text:span text:style-name="T5">Создайте класс </text:span><text:span text:style-name="Source_20_Text"><text:span text:style-name="T14">DateRange</text:span></text:span><text:span text:style-name="T5">, описав конструктор, принимающий два аргумента.</text:span></text:p>
        </text:list-item>
        <text:list-item>
          <text:p text:style-name="P161">Сделайте экземпляры этого класса итерируемыми.</text:p>
        </text:list-item>
      </text:list>
      <text:p text:style-name="P21">Проверьте работу вашего кода на примере использования. Также протестируйте его, используя свои примеры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17cm" fo:margin-bottom="1.4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03T10:34:27.89</meta:creation-date>
    <meta:generator>OpenOffice/4.1.5$Win32 OpenOffice.org_project/415m1$Build-9789</meta:generator>
    <dc:date>2019-06-06T13:07:33.87</dc:date>
    <meta:editing-duration>P3DT2H32M59S</meta:editing-duration>
    <meta:editing-cycles>15</meta:editing-cycles>
    <meta:document-statistic meta:table-count="0" meta:image-count="0" meta:object-count="0" meta:page-count="4" meta:paragraph-count="83" meta:word-count="606" meta:character-count="4505"/>
  </office:meta>
</office:document-meta>
</file>